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Times New Roman'"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orphans="2" fo:widows="2"/>
      <style:text-properties officeooo:paragraph-rsid="000de53b"/>
    </style:style>
    <style:style style:name="P2" style:family="paragraph" style:parent-style-name="Text_20_body">
      <style:paragraph-properties fo:orphans="2" fo:widows="2"/>
      <style:text-properties fo:font-variant="normal" fo:text-transform="none" style:use-window-font-color="true" fo:letter-spacing="normal" officeooo:paragraph-rsid="000de53b"/>
    </style:style>
    <style:style style:name="P3" style:family="paragraph" style:parent-style-name="Text_20_body">
      <style:paragraph-properties fo:orphans="2" fo:widows="2"/>
      <style:text-properties style:use-window-font-color="true" officeooo:paragraph-rsid="000de53b"/>
    </style:style>
    <style:style style:name="P4" style:family="paragraph" style:parent-style-name="Text_20_body">
      <style:paragraph-properties fo:margin-left="0cm" fo:margin-right="0cm" fo:orphans="2" fo:widows="2" fo:text-indent="0cm" style:auto-text-indent="false"/>
      <style:text-properties style:use-window-font-color="true" officeooo:paragraph-rsid="000de53b"/>
    </style:style>
    <style:style style:name="P5" style:family="paragraph" style:parent-style-name="Text_20_body">
      <style:paragraph-properties fo:margin-top="0cm" fo:margin-bottom="0cm" loext:contextual-spacing="false" fo:orphans="2" fo:widows="2"/>
      <style:text-properties style:use-window-font-color="true" officeooo:paragraph-rsid="000de53b"/>
    </style:style>
    <style:style style:name="P6" style:family="paragraph" style:parent-style-name="Heading_20_2" style:list-style-name="WWNum2">
      <style:paragraph-properties fo:text-align="center" style:justify-single-word="false"/>
      <style:text-properties style:use-window-font-color="true" officeooo:paragraph-rsid="000de53b"/>
    </style:style>
    <style:style style:name="T1" style:family="text">
      <style:text-properties fo:font-variant="normal" fo:text-transform="none" fo:color="#ff3333" style:font-name="Times New Roman" fo:font-size="14pt" fo:letter-spacing="normal" fo:font-style="normal" fo:font-weight="normal" style:font-size-asian="14pt" style:font-style-asian="normal" style:font-weight-asian="normal" style:font-name-complex="Times New Roman1" style:font-weight-complex="normal"/>
    </style:style>
    <style:style style:name="T2" style:family="text">
      <style:text-properties fo:font-variant="normal" fo:text-transform="none" fo:color="#ff3333" style:font-name="Times New Roman" fo:font-size="14pt" fo:letter-spacing="normal" fo:font-style="normal" fo:font-weight="normal" style:font-size-asian="14pt" style:font-style-asian="normal" style:font-weight-asian="normal" style:font-name-complex="Times New Roman1"/>
    </style:style>
    <style:style style:name="T3" style:family="text">
      <style:text-properties fo:font-variant="normal" fo:text-transform="none" fo:color="#ff3333" style:font-name="Times New Roman" fo:font-size="14pt" fo:letter-spacing="normal" fo:font-style="normal" fo:font-weight="bold" style:font-size-asian="14pt" style:font-style-asian="normal" style:font-weight-asian="bold" style:font-name-complex="Times New Roman1" style:font-weight-complex="bold"/>
    </style:style>
    <style:style style:name="T4" style:family="text">
      <style:text-properties fo:font-variant="normal" fo:text-transform="none" fo:color="#000000" style:font-name="Times New Roman" fo:font-size="20pt" fo:letter-spacing="normal" fo:font-style="normal" style:font-size-asian="20pt" style:font-style-asian="normal" style:font-name-complex="Times New Roman1" style:font-size-complex="20pt"/>
    </style:style>
    <style:style style:name="T5"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1"/>
    </style:style>
    <style:style style:name="T6"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1" style:font-weight-complex="bold"/>
    </style:style>
    <style:style style:name="T7"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1"/>
    </style:style>
    <style:style style:name="T8" style:family="text">
      <style:text-properties fo:font-variant="normal" fo:text-transform="none" style:font-name="Times New Roman" fo:font-size="14pt" fo:letter-spacing="normal" fo:font-style="normal" fo:font-weight="normal" style:font-size-asian="14pt" style:font-style-asian="normal" style:font-weight-asian="normal" style:font-name-complex="Times New Roman1"/>
    </style:style>
    <style:style style:name="T9" style:family="text">
      <style:text-properties fo:font-variant="normal" fo:text-transform="none" style:font-name="Times New Roman" fo:font-size="14pt" fo:letter-spacing="normal" fo:font-style="normal" fo:font-weight="normal" style:font-size-asian="14pt" style:font-style-asian="normal" style:font-weight-asian="normal" style:font-name-complex="Times New Roman1"/>
    </style:style>
    <style:style style:name="T10" style:family="text">
      <style:text-properties fo:font-variant="normal" fo:text-transform="none" style:font-name="Times New Roman" fo:font-size="14pt" fo:letter-spacing="normal" fo:font-style="normal" fo:font-weight="bold" style:font-size-asian="14pt" style:font-style-asian="normal" style:font-weight-asian="bold" style:font-name-complex="Times New Roman1"/>
    </style:style>
    <style:style style:name="T11" style:family="text">
      <style:text-properties fo:font-variant="normal" fo:text-transform="none" style:font-name="Times New Roman" fo:font-size="14pt" fo:letter-spacing="normal" fo:font-style="normal" fo:font-weight="bold" style:font-size-asian="14pt" style:font-style-asian="normal" style:font-weight-asian="bold" style:font-name-complex="Times New Roman1" style:font-weight-complex="bold"/>
    </style:style>
    <style:style style:name="T12" style:family="text">
      <style:text-properties fo:font-variant="normal" fo:text-transform="none" style:font-name="Times New Roman" fo:font-size="20pt" fo:letter-spacing="normal" fo:font-style="normal" style:font-size-asian="20pt" style:font-style-asian="normal" style:font-name-complex="Times New Roman1" style:font-size-complex="20pt"/>
    </style:style>
    <style:style style:name="T13" style:family="text">
      <style:text-properties fo:font-variant="normal" fo:text-transform="none" style:use-window-font-color="true" style:font-name="Times New Roman" fo:font-size="14pt" fo:letter-spacing="normal" fo:font-style="normal" fo:font-weight="bold" style:font-size-asian="14pt" style:font-style-asian="normal" style:font-weight-asian="bold" style:font-name-complex="Times New Roman1" style:font-weight-complex="bold"/>
    </style:style>
    <style:style style:name="T14" style:family="text">
      <style:text-properties fo:font-variant="normal" fo:text-transform="none" style:use-window-font-color="true" style:font-name="Times New Roman" fo:font-size="14pt" fo:letter-spacing="normal" fo:font-style="normal" fo:font-weight="normal" style:font-size-asian="14pt" style:font-style-asian="normal" style:font-weight-asian="normal" style:font-name-complex="Times New Roman1"/>
    </style:style>
    <style:style style:name="T15" style:family="text">
      <style:text-properties fo:font-variant="normal" fo:text-transform="none" style:use-window-font-color="true" style:font-name="Times New Roman" fo:font-size="14pt" fo:letter-spacing="normal" fo:font-style="normal" fo:font-weight="normal" style:font-size-asian="14pt" style:font-style-asian="normal" style:font-weight-asian="normal"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45722929059528812" text:style-name="WWNum2">
        <text:list-item>
          <text:list>
            <text:list-item>
              <text:h text:style-name="P6" text:outline-level="2"><text:span text:style-name="T12">Information Sheet</text:span></text:h>
            </text:list-item>
          </text:list>
        </text:list-item>
      </text:list>
      <text:p text:style-name="P4"><text:span text:style-name="T10">Title: <text:s/></text:span><text:span text:style-name="T8">Emotional Response Language Education E-learning Platform</text:span></text:p>
      <text:p text:style-name="P3"><text:span text:style-name="T10">Topic: <text:s text:c="2"/></text:span><text:span text:style-name="T8">Second Language Acquisition, Computational Linguistics, Multimodal Communication</text:span></text:p>
      <text:p text:style-name="P3"><text:span text:style-name="T10">Institution: <text:s/></text:span><text:span text:style-name="T8"><text:s/>UCD Computer Science</text:span></text:p>
      <text:p text:style-name="P5"><text:span text:style-name="T10">Researcher: <text:s/></text:span><text:span text:style-name="T8"><text:s/>John Sloan</text:span></text:p>
      <text:p text:style-name="P2"/>
      <text:p text:style-name="P3"><text:span text:style-name="T11">What is this research about?</text:span></text:p>
      <text:p text:style-name="P3"><text:span text:style-name="T8">ERLE is a language learning website which uses the emotions of an avatar to give feedback. I am interested in how users interact with the website and the avatar.</text:span></text:p>
      <text:p text:style-name="P3"><text:span text:style-name="T11">Why are you doing this research?</text:span></text:p>
      <text:p text:style-name="P3"><text:span text:style-name="T8">I believe facial expressions are a very important means of non-verbal communication. I want to understand how language learners feel about interacting with an avatar who displays different emotions when they make correct and incorrect sentences.</text:span></text:p>
      <text:p text:style-name="P3"><text:span text:style-name="T11">Why have I been invited to take part?</text:span></text:p>
      <text:p text:style-name="P3"><text:span text:style-name="T8">You are an intermediate English language learner who is over 18. </text:span><text:span text:style-name="T8">Your teacher/professor has indicated that your English level is suitable</text:span><text:span text:style-name="T8"> for this project.</text:span></text:p>
      <text:p text:style-name="P3"><text:span text:style-name="T11">What will happen if I decide to take part in this research study?</text:span></text:p>
      <text:p text:style-name="P3"><text:span text:style-name="T8">If you decide to participate, you will be able to practice your English with the avatar for 30 minutes </text:span><text:span text:style-name="T8">in each class.</text:span><text:span text:style-name="T8"> </text:span><text:span text:style-name="T8">You will be able to join classes for 12 weeks.</text:span><text:span text:style-name="T8"> You may choose to type or speak to input sentences. </text:span><text:span text:style-name="T8">You will receive feedback from a native English speaker. This feedback will be shown in the facial expressions of the avatar. If you make mistakes, you will be able to see where the errors are and what the correction is.</text:span></text:p>
      <text:p text:style-name="P3"><text:span text:style-name="T11">How will the data be used?</text:span></text:p>
      <text:p text:style-name="P3"><text:span text:style-name="T8">The sentences you type and speak will be used to understand how you change your language pronunciation and production after receiving feedback. The recordings from the sentences you speak will be saved and used to train a pronunciation model. </text:span></text:p>
      <text:p text:style-name="P3"><text:span text:style-name="T11"/></text:p>
      <text:p text:style-name="P3"><text:span text:style-name="T11"/></text:p>
      <text:p text:style-name="P3"><text:span text:style-name="T11"/></text:p>
      <text:p text:style-name="P3"><text:soft-page-break/><text:span text:style-name="T11">How will you protect my privacy?</text:span></text:p>
      <text:p text:style-name="P3"><text:span text:style-name="T8">You will choose a username which has no connection to your real name. In the study you will be referred to only by the basic demographic information you provide: age, sex and nationality.</text:span></text:p>
      <text:p text:style-name="P3"><text:span text:style-name="T11">How is this research funded?</text:span></text:p>
      <text:p text:style-name="P3"><text:span text:style-name="T8">This project is funded by UCD Computer Science.</text:span></text:p>
      <text:p text:style-name="P3"><text:span text:style-name="T11">What are the benefits of taking part in this research study?</text:span></text:p>
      <text:p text:style-name="P3"><text:span text:style-name="T8">You will be able to practice your English. You may find it enjoyable to interact with an avatar who responds to your sentences.</text:span></text:p>
      <text:p text:style-name="P3"><text:span text:style-name="T11">What are the risks of taking part in this research study?</text:span></text:p>
      <text:p text:style-name="P3"><text:span text:style-name="T8">If you see negative expressions from the avatar you may feel bad. When using the speech recognition, it may be frustrating to see a different result from what you expect. The sentences you input by speech or text may be identifiable.</text:span></text:p>
      <text:p text:style-name="P3"><text:span text:style-name="T11">Can I change my mind at any stage and withdraw from the study?</text:span></text:p>
      <text:p text:style-name="P1"><text:span text:style-name="T14">Yes. You can change your mind anytime and withdraw with no disadvantage. </text:span><text:span text:style-name="T14">If you wish to withdraw, you can send an email to </text:span><text:a xlink:type="simple" xlink:href="mailto:john.sloan.1@ucdconnect.ie" text:style-name="Internet_20_link" text:visited-style-name="Visited_20_Internet_20_Link"><text:span text:style-name="Internet_20_link"><text:span text:style-name="T14">john.sloan.1@ucdconnect.ie</text:span></text:span></text:a><text:span text:style-name="T14"> with the subject “withdraw from ERLE - &lt;username&gt;”. If you want a copy of your data, or wish your data to be deleted, you can state that in the email and we will follow your request.</text:span></text:p>
      <text:p text:style-name="P3"><text:span text:style-name="T11">Has this research project received ethical approval?</text:span></text:p>
      <text:p text:style-name="P3"><text:span text:style-name="T8">Yes.</text:span></text:p>
      <text:p text:style-name="P3"><text:span text:style-name="T11">How will I find out what happens with this project?</text:span></text:p>
      <text:p text:style-name="P1"><text:span text:style-name="T14">You can email - </text:span><text:a xlink:type="simple" xlink:href="mailto:john.sloan.1@ucdconnect.ie" text:style-name="Internet_20_link" text:visited-style-name="Visited_20_Internet_20_Link"><text:span text:style-name="Internet_20_link"><text:span text:style-name="T14">john.sloan.1@ucdconnect.ie</text:span></text:span></text:a><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Times New Roman'"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2" style:class="text">
      <style:paragraph-properties fo:margin-top="0.353cm" fo:margin-bottom="0.212cm" loext:contextual-spacing="false"/>
      <style:text-properties style:font-name="Liberation Serif1" fo:font-family="'Liberation Serif', 'Times New Roman'"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1:10:40.217776282</meta:creation-date>
    <dc:date>2019-01-28T11:13:13.575006747</dc:date>
    <meta:editing-duration>PT2M33S</meta:editing-duration>
    <meta:editing-cycles>1</meta:editing-cycles>
    <meta:document-statistic meta:table-count="0" meta:image-count="0" meta:object-count="0" meta:page-count="2" meta:paragraph-count="29" meta:word-count="506" meta:character-count="2974" meta:non-whitespace-character-count="2489"/>
    <meta:generator>LibreOffice/5.1.6.2$Linux_X86_64 LibreOffice_project/10m0$Build-2</meta:generator>
  </office:meta>
</office:document-meta>
</file>